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number-columns-repeated="3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363.06" calcext:value-type="float">
            <text:p>363.06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3:24:05.601622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2T13:24:22.711847467</dc:date>
    <meta:editing-duration>PT4H32M7S</meta:editing-duration>
    <meta:editing-cycles>42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17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:Sheet1.E14 Sheet1.C2:Sheet1.E2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63.06">
                <text:p>363.06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2:Sheet1.E33 Sheet1.C21:Sheet1.E21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